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074cm" svg:height="1.799cm" svg:x="18.78cm" svg:y="4.439cm">
          <draw:text-box>
            <text:p text:style-name="P3"><text:span text:style-name="T2">uint16_t length</text:span></text:p>
            <text:p text:style-name="P3"><text:span text:style-name="T2">note_t notes[]</text:span></text:p>
          </draw:text-box>
        </draw:frame>
        <draw:line draw:style-name="gr3" draw:text-style-name="P5" draw:layer="layout" svg:x1="18.78cm" svg:y1="4.386cm" svg:x2="23.489cm" svg:y2="4.3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56S</meta:editing-duration>
    <meta:editing-cycles>5</meta:editing-cycles>
    <meta:generator>LibreOffice/5.2.5.1$Windows_x86 LibreOffice_project/0312e1a284a7d50ca85a365c316c7abbf20a4d22</meta:generator>
    <dc:date>2019-02-17T12:34:10.024000000</dc:date>
    <meta:document-statistic meta:object-count="3"/>
  </office:meta>
</office:document-meta>
</file>